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T2" style:parent-style-name="Fuentedepárrafopredeter." style:family="text">
      <style:text-properties fo:font-weight="bold" style:font-weight-asian="bold" style:font-weight-complex="bold" fo:color="#4EA72E"/>
    </style:style>
    <style:style style:name="T3" style:parent-style-name="Fuentedepárrafopredeter." style:family="text">
      <style:text-properties fo:font-weight="bold" style:font-weight-asian="bold" style:font-weight-complex="bold" fo:color="#4EA72E"/>
    </style:style>
    <style:style style:name="T4" style:parent-style-name="Fuentedepárrafopredeter." style:family="text">
      <style:text-properties fo:font-weight="bold" style:font-weight-asian="bold" style:font-weight-complex="bold" fo:color="#4EA72E"/>
    </style:style>
    <style:style style:name="P5" style:parent-style-name="Párrafodelista" style:list-style-name="LFO1" style:family="paragraph"/>
    <style:style style:name="T6" style:parent-style-name="Fuentedepárrafopredeter." style:family="text">
      <style:text-properties fo:color="#4472C4"/>
    </style:style>
  </office:automatic-styles>
  <office:body>
    <office:text text:use-soft-page-breaks="true">
      <text:p text:style-name="P1">HERRAGON</text:p>
      <text:p text:style-name="Normal">CAMBIAR LOGO A SOLO NOMBRE.<text:s/><text:span text:style-name="T2">(HECHO)</text:span></text:p>
      <text:p text:style-name="Normal">MENU CAMBIARLO A INICIO (LOGO), QUIENES SOMOS, PROYECTOS (PONER CLIENTES DENTRO DE PROYECTOS), CONTACTO.<text:span text:style-name="T3"><text:s/>(HECHO)</text:span></text:p>
      <text:p text:style-name="Normal">REDUCIR EL SUBMENU DE PROYECTOS<text:s/><text:span text:style-name="T4">(HECHO)</text:span></text:p>
      <text:p text:style-name="Normal">CAMBIAR TODAS LAS FOTOS.</text:p>
      <text:list text:style-name="LFO1" text:continue-numbering="true">
        <text:list-item>
          <text:p text:style-name="P5"><text:span text:style-name="T6">FIJARSE EN LA ESTRUCTURA DE<text:s/></text:span><text:a xlink:href="https://www.antana.es/" office:target-frame-name="_top" xlink:show="replace"><text:span text:style-name="Hipervínculo">AN</text:span><text:bookmark-start text:name="_Hlt158039470"/><text:bookmark-start text:name="_Hlt158039471"/><text:span text:style-name="Hipervínculo">T</text:span><text:bookmark-end text:name="_Hlt158039470"/><text:bookmark-end text:name="_Hlt158039471"/><text:span text:style-name="Hipervínculo">ANA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ego Faria</meta:initial-creator>
    <dc:creator>Diego Faria</dc:creator>
    <meta:creation-date>2024-02-05T14:17:00Z</meta:creation-date>
    <dc:date>2024-02-06T14:32:00Z</dc:date>
    <meta:template xlink:href="Normal.dotm" xlink:type="simple"/>
    <meta:editing-cycles>2</meta:editing-cycles>
    <meta:editing-duration>PT2220S</meta:editing-duration>
    <meta:document-statistic meta:page-count="1" meta:paragraph-count="1" meta:word-count="46" meta:character-count="298" meta:row-count="2" meta:non-whitespace-character-count="253"/>
  </office:meta>
</office:document-meta>
</file>